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Narrow" svg:font-family="'Arial Narrow'" style:font-adornments="Bold Itali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微软雅黑" svg:font-family="微软雅黑" style:font-family-generic="system" style:font-pitch="variable"/>
  </office:font-face-decl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standard">
      <style:graphic-properties draw:textarea-horizontal-align="justify" draw:textarea-vertical-align="middle" draw:auto-grow-height="false" fo:min-height="1.02cm" fo:min-width="14.613cm"/>
    </style:style>
    <style:style style:name="gr3" style:family="graphic" style:parent-style-name="standard">
      <style:graphic-properties draw:stroke="none" svg:stroke-color="#000000" draw:fill="none" draw:fill-color="#ffffff" fo:min-height="2.134cm"/>
    </style:style>
    <style:style style:name="gr4"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VRT_20_Light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VRT_20_Light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0"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1"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2"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3"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5"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6"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7"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8"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9"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0" style:family="graphic" style:parent-style-name="standard" style:list-style-name="L1">
      <style:graphic-properties draw:stroke="solid" svg:stroke-width="0.04cm" svg:stroke-color="#000000" draw:marker-start="" draw:marker-start-width="0.275cm" draw:marker-start-center="false" draw:marker-end="" draw:marker-end-width="0.275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1" style:family="graphic" style:parent-style-name="standard">
      <style:graphic-properties draw:stroke="none" svg:stroke-color="#000000" draw:fill="none" draw:fill-color="#ffffff" draw:textarea-vertical-align="middle" fo:min-height="2.134cm"/>
    </style:style>
    <style:style style:name="gr22" style:family="graphic" style:parent-style-name="standard">
      <style:graphic-properties draw:stroke="none" svg:stroke-color="#000000" draw:fill="none" draw:fill-color="#ffffff" fo:min-height="0.712cm"/>
    </style:style>
    <style:style style:name="gr23" style:family="graphic" style:parent-style-name="standard">
      <style:graphic-properties draw:stroke="none" svg:stroke-color="#000000" draw:fill="none" draw:fill-color="#ffffff" fo:min-height="1.423cm"/>
    </style:style>
    <style:style style:name="gr24" style:family="graphic" style:parent-style-name="standard">
      <style:graphic-properties draw:stroke="none" svg:stroke-color="#000000" draw:fill="none" draw:fill-color="#ffffff" fo:min-height="0.395cm"/>
    </style:style>
    <style:style style:name="gr25" style:family="graphic" style:parent-style-name="standard">
      <style:graphic-properties draw:stroke="none" svg:stroke-color="#000000" draw:fill="none" draw:fill-color="#ffffff" fo:min-height="0.789cm"/>
    </style:style>
    <style:style style:name="gr26" style:family="graphic" style:parent-style-name="standard">
      <style:graphic-properties draw:stroke="none" svg:stroke-color="#000000" draw:fill="none" draw:fill-color="#ffffff" fo:min-height="0.014cm"/>
    </style:style>
    <style:style style:name="gr27"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VRT_20_Light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VRT_20_Light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1"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2"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3"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4"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 style:family="graphic" style:parent-style-name="standard" style:list-style-name="L1">
      <style:graphic-properties draw:stroke="solid" draw:stroke-dash="Dashed_20__28_var_29__20_2" svg:stroke-width="0.04cm" svg:stroke-color="#333333"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 style:family="graphic" style:parent-style-name="standard" style:list-style-name="L1">
      <style:graphic-properties draw:stroke="solid" draw:stroke-dash="Dashed_20__28_var_29__20_2" svg:stroke-width="0.04cm" svg:stroke-color="#333333"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 style:family="graphic" style:parent-style-name="standard" style:list-style-name="L1">
      <style:graphic-properties draw:stroke="solid" draw:stroke-dash="Dashed_20__28_var_29__20_2" svg:stroke-width="0.04cm" svg:stroke-color="#333333"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 style:family="graphic" style:parent-style-name="standard" style:list-style-name="L1">
      <style:graphic-properties draw:stroke="solid" draw:stroke-dash="Dashed_20__28_var_29__20_2" svg:stroke-width="0.04cm" svg:stroke-color="#333333"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 style:family="graphic" style:parent-style-name="standard" style:list-style-name="L1">
      <style:graphic-properties draw:stroke="solid" draw:stroke-dash="Dashed_20__28_var_29__20_2" svg:stroke-width="0.04cm" svg:stroke-color="#333333"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 style:family="graphic" style:parent-style-name="standard" style:list-style-name="L1">
      <style:graphic-properties draw:stroke="solid" draw:stroke-dash="Dashed_20__28_var_29__20_2" svg:stroke-width="0.04cm" svg:stroke-color="#333333"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 style:family="graphic" style:parent-style-name="standard" style:list-style-name="L1">
      <style:graphic-properties draw:stroke="solid" draw:stroke-dash="Dashed_20__28_var_29__20_2" svg:stroke-width="0.04cm" svg:stroke-color="#333333"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 style:family="graphic" style:parent-style-name="standard" style:list-style-name="L1">
      <style:graphic-properties draw:stroke="solid" draw:stroke-dash="Dashed_20__28_var_29__20_2" svg:stroke-width="0.04cm" svg:stroke-color="#333333"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gradient" draw:fill-color="#cfe7f5" draw:fill-gradient-name="VRT_20_Light_20_Radial" draw:textarea-horizontal-align="justify" draw:textarea-vertical-align="middle" draw:auto-grow-height="false" fo:min-height="1.347cm" fo:min-width="3.13cm" fo:padding-top="0.095cm" fo:padding-bottom="0.095cm" fo:padding-left="0.22cm" fo:padding-right="0.22cm" fo:wrap-option="no-wrap" draw:shadow="hidden" draw:shadow-offset-x="0.2cm" draw:shadow-offset-y="0.2cm" draw:shadow-color="#808080"/>
    </style:style>
    <style:style style:name="gr54"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73"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74"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6"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7"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style>
    <style:style style:name="P4" style:family="paragraph">
      <loext:graphic-properties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 style:family="paragraph">
      <loext:graphic-properties draw:fill="gradient" draw:fill-color="#cfe7f5" draw:secondary-fill-color="#cfe7e5" draw:fill-gradient-name="VRT_20_Light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6" style:family="paragraph">
      <loext:graphic-properties draw:fill="gradient" draw:fill-color="#f7941d"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7" style:family="paragraph">
      <loext:graphic-properties draw:fill="gradient" draw:fill-color="#cfe7f5" draw:secondary-fill-color="#cfe7e5" draw:fill-gradient-name="VRT_20_Light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8" style:family="paragraph">
      <loext:graphic-properties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9"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0" style:family="paragraph">
      <loext:graphic-properties draw:fill="gradient" draw:fill-color="#cfe7f5" draw:fill-gradient-name="VRT_20_Light_20_Axial_20_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1" style:family="paragraph">
      <loext:graphic-properties draw:fill="gradient" draw:fill-color="#cfe7f5" draw:fill-gradient-name="VRT_20_Light_20_Linear_20_T"/>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2" style:family="paragraph">
      <loext:graphic-properties draw:fill="none" draw:fill-color="#cfe7f5"/>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3" style:family="paragraph">
      <loext:graphic-properties draw:fill="none" draw:fill-color="#ffffff"/>
      <style:text-properties fo:font-size="10pt" style:font-size-asian="18pt" style:font-size-complex="18pt"/>
    </style:style>
    <style:style style:name="P14" style:family="paragraph">
      <loext:graphic-properties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5" style:family="paragraph">
      <loext:graphic-properties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6" style:family="paragraph">
      <loext:graphic-properties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7" style:family="paragraph">
      <loext:graphic-properties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8" style:family="paragraph">
      <loext:graphic-properties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9" style:family="paragraph">
      <loext:graphic-properties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0" style:family="paragraph">
      <loext:graphic-properties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1" style:family="paragraph">
      <style:paragraph-properties fo:margin-left="0cm" fo:margin-right="0cm" fo:margin-top="0cm" fo:margin-bottom="0cm" fo:line-height="100%" fo:text-align="center" fo:text-indent="0cm"/>
    </style:style>
    <style:style style:name="P22" style:family="paragraph">
      <loext:graphic-properties draw:fill="gradient" draw:fill-color="#cfe7f5" draw:fill-gradient-name="VRT_20_Light_20_Radial"/>
      <style:paragraph-properties fo:margin-left="0cm" fo:margin-right="0cm" fo:margin-top="0cm" fo:margin-bottom="0cm" fo:line-height="100%" fo:text-align="center" fo:text-indent="0cm"/>
      <style:text-properties fo:font-variant="normal" fo:text-transform="none" fo:color="#ffffff" style:text-outline="false" style:text-line-through-style="none" style:text-line-through-type="none" style:font-name="Arial Narrow"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P23" style:family="paragraph">
      <loext:graphic-properties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4" style:family="paragraph">
      <loext:graphic-properties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5" style:family="paragraph">
      <loext:graphic-properties draw:fill="solid" draw:fill-color="#7f7f7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font-size="10pt" style:font-size-asian="18pt" style:font-size-complex="18pt"/>
    </style:style>
    <style:style style:name="T2" style:family="text">
      <style:text-properties fo:font-variant="normal" fo:text-transform="none" fo:color="#ffffff" style:text-outline="false" style:text-line-through-style="none" style:text-line-through-type="none" style:font-name="Arial Narrow"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22.336cm" svg:y1="10.398cm" svg:x2="22.336cm" svg:y2="5.191cm">
          <text:p/>
        </draw:line>
        <draw:line draw:style-name="gr1" draw:text-style-name="P1" draw:layer="layout" svg:x1="12.43cm" svg:y1="11.287cm" svg:x2="4.302cm" svg:y2="11.287cm">
          <text:p/>
        </draw:line>
        <draw:line draw:style-name="gr1" draw:text-style-name="P1" draw:layer="layout" svg:x1="13.319cm" svg:y1="18.78cm" svg:x2="13.319cm" svg:y2="10.652cm">
          <text:p/>
        </draw:line>
        <draw:custom-shape draw:style-name="gr2" draw:text-style-name="P2" draw:layer="layout" svg:width="15.113cm" svg:height="1.27cm" svg:x="1.381cm" svg:y="9.636cm">
          <text:p/>
          <draw:enhanced-geometry svg:viewBox="0 0 21600 21600" draw:type="rectangle" draw:enhanced-path="M 0 0 L 21600 0 21600 21600 0 21600 0 0 Z N"/>
        </draw:custom-shape>
        <draw:line draw:style-name="gr1" draw:text-style-name="P1" draw:layer="layout" svg:x1="16.748cm" svg:y1="5.953cm" svg:x2="13.573cm" svg:y2="11.033cm">
          <text:p/>
        </draw:line>
        <draw:line draw:style-name="gr1" draw:text-style-name="P1" draw:layer="layout" svg:x1="21.32cm" svg:y1="10.398cm" svg:x2="13.192cm" svg:y2="10.398cm">
          <text:p/>
        </draw:line>
        <draw:line draw:style-name="gr1" draw:text-style-name="P1" draw:layer="layout" svg:x1="12.557cm" svg:y1="10.525cm" svg:x2="4.429cm" svg:y2="10.525cm">
          <text:p/>
        </draw:line>
        <draw:line draw:style-name="gr1" draw:text-style-name="P1" draw:layer="layout" svg:x1="21.32cm" svg:y1="10.398cm" svg:x2="13.192cm" svg:y2="10.398cm">
          <text:p/>
        </draw:line>
        <draw:frame draw:style-name="gr3" draw:text-style-name="P3" draw:layer="layout" svg:width="7.652cm" svg:height="2.384cm" svg:x="19.288cm" svg:y="1cm">
          <draw:text-box>
            <text:p>Wireless Setup Lab</text:p>
            <text:p/>
          </draw:text-box>
        </draw:frame>
        <draw:g>
          <draw:glue-point draw:id="4" svg:x="-0.588cm" svg:y="-5cm"/>
          <draw:glue-point draw:id="5" svg:x="1.47cm" svg:y="-3.51cm"/>
          <draw:glue-point draw:id="6" svg:x="3.823cm" svg:y="-1.808cm"/>
          <draw:glue-point draw:id="7" svg:x="3.823cm" svg:y="-0.106cm"/>
          <draw:glue-point draw:id="8" svg:x="3.823cm" svg:y="1.808cm"/>
          <draw:glue-point draw:id="9" svg:x="-0.588cm" svg:y="5cm"/>
          <draw:glue-point draw:id="10" svg:x="-2.941cm" svg:y="2.872cm"/>
          <draw:glue-point draw:id="11" svg:x="-5cm" svg:y="2.021cm"/>
          <draw:glue-point draw:id="12" svg:x="-5cm" svg:y="-1.808cm"/>
          <draw:glue-point draw:id="13" svg:x="-2.647cm" svg:y="-3.297cm"/>
          <draw:path draw:style-name="gr4" draw:text-style-name="P4" draw:layer="layout" svg:width="1.851cm" svg:height="1.189cm" svg:x="13.454cm" svg:y="10.922cm" svg:viewBox="0 0 1852 1190" svg:d="M0 1190c475 0 1698-560 1819-770s-121-420-242-420c0 300-1577 690-1577 1190z">
            <text:p/>
          </draw:path>
          <draw:g>
            <draw:polygon draw:style-name="gr5" draw:text-style-name="P5" draw:layer="layout" svg:width="1.697cm" svg:height="1.819cm" svg:x="11.668cm" svg:y="10.362cm" svg:viewBox="0 0 1698 1820" draw:points="0,840 0,0 1698,980 1698,1820">
              <text:p/>
            </draw:polygon>
            <draw:polygon draw:style-name="gr6" draw:text-style-name="P6" draw:layer="layout" svg:width="1.696cm" svg:height="1.819cm" svg:x="13.366cm" svg:y="10.362cm" svg:viewBox="0 0 1697 1820" draw:points="0,1820 0,980 1697,0 1697,840">
              <text:p/>
            </draw:polygon>
            <draw:polygon draw:style-name="gr7" draw:text-style-name="P7" draw:layer="layout" svg:width="3.394cm" svg:height="1.959cm" svg:x="11.668cm" svg:y="9.382cm" svg:viewBox="0 0 3395 1960" draw:points="1698,1960 0,980 1698,0 3395,980">
              <text:p/>
            </draw:polygon>
            <draw:polygon draw:style-name="gr8" draw:text-style-name="P8" draw:layer="layout" svg:width="3.394cm" svg:height="2.799cm" svg:x="11.668cm" svg:y="9.382cm" svg:viewBox="0 0 3395 2800" draw:points="0,1820 0,980 1698,0 3395,980 3395,1820 1698,2800">
              <text:p/>
            </draw:polygon>
            <draw:polygon draw:style-name="gr9" draw:text-style-name="P9" draw:layer="layout" svg:width="0.848cm" svg:height="0.489cm" svg:x="13.728cm" svg:y="10.292cm" svg:viewBox="0 0 849 490" draw:points="728,140 121,490 0,420 607,70 486,0 849,0 849,210">
              <text:p/>
            </draw:polygon>
            <draw:polygon draw:style-name="gr10" draw:text-style-name="P9" draw:layer="layout" svg:width="0.847cm" svg:height="0.489cm" svg:x="12.88cm" svg:y="10.362cm" svg:viewBox="0 0 848 490" draw:points="243,420 364,490 0,490 0,280 121,350 727,0 848,70">
              <text:p/>
            </draw:polygon>
            <draw:polygon draw:style-name="gr11" draw:text-style-name="P9" draw:layer="layout" svg:width="0.847cm" svg:height="0.489cm" svg:x="13.001cm" svg:y="9.872cm" svg:viewBox="0 0 848 490" draw:points="727,140 121,490 0,420 606,70 485,0 848,0 848,210">
              <text:p/>
            </draw:polygon>
            <draw:polygon draw:style-name="gr12" draw:text-style-name="P9" draw:layer="layout" svg:width="0.847cm" svg:height="0.489cm" svg:x="12.152cm" svg:y="9.942cm" svg:viewBox="0 0 848 490" draw:points="243,420 364,490 0,490 0,280 121,350 727,0 848,70">
              <text:p/>
            </draw:polygon>
          </draw:g>
        </draw:g>
        <draw:g>
          <draw:path draw:style-name="gr13" draw:text-style-name="P4" draw:layer="layout" svg:width="1.09cm" svg:height="0.979cm" svg:x="22.896cm" svg:y="10.617cm" svg:viewBox="0 0 1091 980" svg:d="M0 980c475 0 1091-280 1091-560s-18-420-364-420c0 300-727 579-727 980z">
            <text:p/>
          </draw:path>
          <draw:path draw:style-name="gr14" draw:text-style-name="P10" draw:layer="layout" svg:width="2.666cm" svg:height="1.68cm" svg:x="20.957cm" svg:y="9.987cm" svg:viewBox="0 0 2667 1681" svg:d="M2667 0c0 0 0 1121-1 840 2 491-575 841-1331 841s-1334-350-1335-841c1 1 0-350 0-840 0 490 606 840 1334 840s1333-350 1333-840z">
            <text:p/>
          </draw:path>
          <draw:path draw:style-name="gr15" draw:text-style-name="P11" draw:layer="layout" svg:width="2.665cm" svg:height="1.678cm" svg:x="20.956cm" svg:y="9.147cm" svg:viewBox="0 0 2666 1679" svg:d="M1333 0c756 0 1333 363 1333 839s-577 840-1333 840-1333-364-1333-840 577-839 1333-839z">
            <text:p/>
          </draw:path>
          <draw:polygon draw:style-name="gr16" draw:text-style-name="P9" draw:layer="layout" svg:width="0.727cm" svg:height="0.419cm" svg:x="22.411cm" svg:y="10.057cm" svg:viewBox="0 0 728 420" draw:points="364,0 243,70 728,350 606,420 121,140 0,210 0,0">
            <text:p/>
          </draw:polygon>
          <draw:polygon draw:style-name="gr17" draw:text-style-name="P9" draw:layer="layout" svg:width="0.726cm" svg:height="0.419cm" svg:x="21.441cm" svg:y="9.497cm" svg:viewBox="0 0 727 420" draw:points="606,280 727,210 727,420 363,420 484,350 0,70 121,0">
            <text:p/>
          </draw:polygon>
          <draw:polygon draw:style-name="gr18" draw:text-style-name="P9" draw:layer="layout" svg:width="0.727cm" svg:height="0.419cm" svg:x="21.441cm" svg:y="10.057cm" svg:viewBox="0 0 728 420" draw:points="121,280 607,0 728,70 242,350 363,420 0,420 0,210">
            <text:p/>
          </draw:polygon>
          <draw:polygon draw:style-name="gr19" draw:text-style-name="P9" draw:layer="layout" svg:width="0.726cm" svg:height="0.419cm" svg:x="22.411cm" svg:y="9.497cm" svg:viewBox="0 0 727 420" draw:points="484,70 363,0 727,0 727,210 606,140 121,420 0,350">
            <text:p/>
          </draw:polygon>
          <draw:path draw:style-name="gr20" draw:text-style-name="P12" draw:layer="layout" svg:width="2.667cm" svg:height="2.519cm" svg:x="20.956cm" svg:y="9.147cm" svg:viewBox="0 0 2668 2520" svg:d="M1333 0c756 0 1335 364 1335 840l-1 840c0 490-606 840-1333 840s-1334-350-1334-840c0 0 1-840 0-841 0-476 577-839 1333-839z">
            <text:p/>
          </draw:path>
        </draw:g>
        <draw:frame draw:style-name="gr3" draw:text-style-name="P3" draw:layer="layout" svg:width="5.207cm" svg:height="2.384cm" svg:x="20.177cm" svg:y="11.922cm">
          <draw:text-box>
            <text:p>R1</text:p>
            <text:p>(DHCP Server)</text:p>
          </draw:text-box>
        </draw:frame>
        <draw:frame draw:style-name="gr21" draw:text-style-name="P3" draw:layer="layout" svg:width="2.032cm" svg:height="2.384cm" svg:x="2.397cm" svg:y="11.922cm">
          <draw:text-box>
            <text:p>WLC</text:p>
          </draw:text-box>
        </draw:frame>
        <draw:frame draw:style-name="gr22" draw:text-style-name="P3" draw:layer="layout" svg:width="1.905cm" svg:height="0.962cm" svg:x="12.43cm" svg:y="8.039cm">
          <draw:text-box>
            <text:p>SW1</text:p>
          </draw:text-box>
        </draw:frame>
        <draw:frame draw:style-name="gr23" draw:text-style-name="P3" draw:layer="layout" svg:width="17.907cm" svg:height="1.673cm" svg:x="1.254cm" svg:y="1.232cm">
          <draw:text-box>
            <text:p>Subnet: 192.168.240.0/24 <text:s text:c="2"/>VLAN: 5 <text:s text:c="3"/>Name: Management</text:p>
            <text:p>Subnet: 192.168.250.0/24 <text:s text:c="2"/>VLAN: 10 <text:s/>Name: BusinessLAN</text:p>
          </draw:text-box>
        </draw:frame>
        <draw:frame draw:style-name="gr24" draw:text-style-name="P13" draw:layer="layout" svg:width="1.524cm" svg:height="0.645cm" svg:x="5.318cm" svg:y="9.89cm">
          <draw:text-box>
            <text:p><text:span text:style-name="T1">SP</text:span></text:p>
          </draw:text-box>
        </draw:frame>
        <draw:frame draw:style-name="gr25" draw:text-style-name="P13" draw:layer="layout" svg:width="1.905cm" svg:height="1.039cm" svg:x="10.271cm" svg:y="9.763cm">
          <draw:text-box>
            <text:p><text:span text:style-name="T1">Gi1/0/1</text:span></text:p>
          </draw:text-box>
        </draw:frame>
        <draw:frame draw:style-name="gr25" draw:text-style-name="P13" draw:layer="layout" svg:width="2.032cm" svg:height="1.039cm" svg:x="14.843cm" svg:y="9.753cm">
          <draw:text-box>
            <text:p><text:span text:style-name="T1">Gi1/0/48</text:span></text:p>
          </draw:text-box>
        </draw:frame>
        <draw:frame draw:style-name="gr24" draw:text-style-name="P13" draw:layer="layout" svg:width="1.524cm" svg:height="0.645cm" svg:x="19.923cm" svg:y="9.763cm">
          <draw:text-box>
            <text:p><text:span text:style-name="T1">F0/0</text:span></text:p>
          </draw:text-box>
        </draw:frame>
        <draw:frame draw:style-name="gr24" draw:text-style-name="P13" draw:layer="layout" svg:width="2.794cm" svg:height="0.645cm" svg:x="1.889cm" svg:y="13.563cm">
          <draw:text-box>
            <text:p><text:span text:style-name="T1">192.168.250.1</text:span></text:p>
          </draw:text-box>
        </draw:frame>
        <draw:frame draw:style-name="gr26" draw:text-style-name="P13" draw:layer="layout" svg:width="2.794cm" svg:height="0.645cm" svg:x="12.049cm" svg:y="8.747cm">
          <draw:text-box>
            <text:p><text:span text:style-name="T1">192.168.250.2</text:span></text:p>
          </draw:text-box>
        </draw:frame>
        <draw:g>
          <draw:glue-point draw:id="4" svg:x="-1.295cm" svg:y="-5cm"/>
          <draw:glue-point draw:id="5" svg:x="1.667cm" svg:y="-2.5cm"/>
          <draw:glue-point draw:id="6" svg:x="4.26cm" svg:y="-0.312cm"/>
          <draw:glue-point draw:id="7" svg:x="4.26cm" svg:y="0.937cm"/>
          <draw:glue-point draw:id="8" svg:x="4.26cm" svg:y="1.875cm"/>
          <draw:glue-point draw:id="9" svg:x="2.778cm" svg:y="3.125cm"/>
          <draw:glue-point draw:id="10" svg:x="0.556cm" svg:y="5cm"/>
          <draw:glue-point draw:id="11" svg:x="-2.406cm" svg:y="2.5cm"/>
          <draw:glue-point draw:id="12" svg:x="-4.998cm" svg:y="-1.875cm"/>
          <draw:glue-point draw:id="13" svg:x="-2.776cm" svg:y="-3.75cm"/>
          <draw:path draw:style-name="gr27" draw:text-style-name="P4" draw:layer="layout" svg:width="1.562cm" svg:height="0.977cm" svg:x="13.367cm" svg:y="18.055cm" svg:viewBox="0 0 1563 978" svg:d="M0 978c358 0 1563-376 1563-677s-131-301-261-301c0 226-1302 677-1302 978z">
            <text:p/>
          </draw:path>
          <draw:g>
            <draw:glue-point draw:id="4" svg:x="-0.998cm" svg:y="-5cm"/>
            <draw:glue-point draw:id="5" svg:x="1.801cm" svg:y="-2.812cm"/>
            <draw:glue-point draw:id="6" svg:x="5.001cm" svg:y="-0.312cm"/>
            <draw:glue-point draw:id="7" svg:x="5.001cm" svg:y="0.937cm"/>
            <draw:glue-point draw:id="8" svg:x="5.001cm" svg:y="1.875cm"/>
            <draw:glue-point draw:id="9" svg:x="3.401cm" svg:y="3.125cm"/>
            <draw:glue-point draw:id="10" svg:x="1.001cm" svg:y="5cm"/>
            <draw:glue-point draw:id="11" svg:x="-2.198cm" svg:y="2.5cm"/>
            <draw:glue-point draw:id="12" svg:x="-4.998cm" svg:y="0.312cm"/>
            <draw:glue-point draw:id="13" svg:x="-4.998cm" svg:y="-1.875cm"/>
            <draw:glue-point draw:id="14" svg:x="-2.998cm" svg:y="-3.437cm"/>
            <draw:polygon draw:style-name="gr28" draw:text-style-name="P14" draw:layer="layout" svg:width="1.301cm" svg:height="1.279cm" svg:x="13.367cm" svg:y="17.754cm" svg:viewBox="0 0 1302 1280" draw:points="0,1280 0,753 1302,0 1302,527">
              <text:p/>
            </draw:polygon>
            <draw:polygon draw:style-name="gr29" draw:text-style-name="P15" draw:layer="layout" svg:width="3.254cm" svg:height="1.881cm" svg:x="11.414cm" svg:y="16.625cm" svg:viewBox="0 0 3255 1882" draw:points="1953,1882 0,753 1302,0 3255,1129">
              <text:p/>
            </draw:polygon>
            <draw:polygon draw:style-name="gr30" draw:text-style-name="P16" draw:layer="layout" svg:width="1.952cm" svg:height="1.655cm" svg:x="11.414cm" svg:y="17.377cm" svg:viewBox="0 0 1953 1656" draw:points="0,527 0,0 1953,1129 1953,1656">
              <text:p/>
            </draw:polygon>
            <draw:polygon draw:style-name="gr31" draw:text-style-name="P8" draw:layer="layout" svg:width="3.254cm" svg:height="2.408cm" svg:x="11.414cm" svg:y="16.625cm" svg:viewBox="0 0 3255 2409" draw:points="0,1280 0,753 1302,0 3255,1129 3255,1656 1953,2409">
              <text:p/>
            </draw:polygon>
            <draw:polygon draw:style-name="gr32" draw:text-style-name="P17" draw:layer="layout" svg:width="0.129cm" svg:height="0.3cm" svg:x="12.977cm" svg:y="18.431cm" svg:viewBox="0 0 130 301" draw:points="0,226 0,0 130,75 130,301">
              <text:p/>
            </draw:polygon>
            <draw:polygon draw:style-name="gr33" draw:text-style-name="P18" draw:layer="layout" svg:width="0.129cm" svg:height="1.429cm" svg:x="12.846cm" svg:y="15.345cm" svg:viewBox="0 0 130 1430" draw:points="0,1355 0,0 130,0 130,1430">
              <text:p/>
            </draw:polygon>
            <draw:polygon draw:style-name="gr34" draw:text-style-name="P18" draw:layer="layout" svg:width="0.129cm" svg:height="1.429cm" svg:x="14.409cm" svg:y="16.248cm" svg:viewBox="0 0 130 1430" draw:points="0,1355 0,0 130,0 130,1430">
              <text:p/>
            </draw:polygon>
          </draw:g>
        </draw:g>
        <draw:g>
          <draw:glue-point draw:id="4" svg:x="-0.588cm" svg:y="-5cm"/>
          <draw:glue-point draw:id="5" svg:x="1.47cm" svg:y="-3.51cm"/>
          <draw:glue-point draw:id="6" svg:x="3.823cm" svg:y="-1.808cm"/>
          <draw:glue-point draw:id="7" svg:x="3.823cm" svg:y="-0.106cm"/>
          <draw:glue-point draw:id="8" svg:x="3.823cm" svg:y="1.808cm"/>
          <draw:glue-point draw:id="9" svg:x="-0.588cm" svg:y="5cm"/>
          <draw:glue-point draw:id="10" svg:x="-2.941cm" svg:y="2.872cm"/>
          <draw:glue-point draw:id="11" svg:x="-5cm" svg:y="2.021cm"/>
          <draw:glue-point draw:id="12" svg:x="-5cm" svg:y="-1.808cm"/>
          <draw:glue-point draw:id="13" svg:x="-2.647cm" svg:y="-3.297cm"/>
          <draw:path draw:style-name="gr35" draw:text-style-name="P4" draw:layer="layout" svg:width="1.851cm" svg:height="1.189cm" svg:x="3.466cm" svg:y="10.789cm" svg:viewBox="0 0 1852 1190" svg:d="M0 1190c475 0 1698-560 1819-770s-121-420-242-420c0 300-1577 690-1577 1190z">
            <text:p/>
          </draw:path>
          <draw:g>
            <draw:polygon draw:style-name="gr36" draw:text-style-name="P5" draw:layer="layout" svg:width="1.697cm" svg:height="1.819cm" svg:x="1.68cm" svg:y="10.229cm" svg:viewBox="0 0 1698 1820" draw:points="0,840 0,0 1698,980 1698,1820">
              <text:p/>
            </draw:polygon>
            <draw:polygon draw:style-name="gr37" draw:text-style-name="P6" draw:layer="layout" svg:width="1.696cm" svg:height="1.819cm" svg:x="3.378cm" svg:y="10.229cm" svg:viewBox="0 0 1697 1820" draw:points="0,1820 0,980 1697,0 1697,840">
              <text:p/>
            </draw:polygon>
            <draw:polygon draw:style-name="gr38" draw:text-style-name="P7" draw:layer="layout" svg:width="3.394cm" svg:height="1.959cm" svg:x="1.68cm" svg:y="9.249cm" svg:viewBox="0 0 3395 1960" draw:points="1698,1960 0,980 1698,0 3395,980">
              <text:p/>
            </draw:polygon>
            <draw:polygon draw:style-name="gr39" draw:text-style-name="P8" draw:layer="layout" svg:width="3.394cm" svg:height="2.799cm" svg:x="1.68cm" svg:y="9.249cm" svg:viewBox="0 0 3395 2800" draw:points="0,1820 0,980 1698,0 3395,980 3395,1820 1698,2800">
              <text:p/>
            </draw:polygon>
            <draw:polyline draw:style-name="gr40" draw:text-style-name="P9" draw:layer="layout" svg:width="1.697cm" svg:height="0.979cm" svg:x="3.135cm" svg:y="10.089cm" svg:viewBox="0 0 1698 980" draw:points="1698,140 1455,140 970,0 728,0 728,140 970,420 969,560 727,560 242,420 0,420 0,560 243,840 243,980">
              <text:p/>
            </draw:polyline>
            <draw:polyline draw:style-name="gr41" draw:text-style-name="P9" draw:layer="layout" svg:width="1.697cm" svg:height="0.979cm" svg:x="2.771cm" svg:y="9.879cm" svg:viewBox="0 0 1698 980" draw:points="1455,0 1455,140 1698,420 1698,560 1455,560 970,420 728,420 728,560 970,840 970,980 728,980 243,840 0,840">
              <text:p/>
            </draw:polyline>
            <draw:polyline draw:style-name="gr42" draw:text-style-name="P9" draw:layer="layout" svg:width="1.697cm" svg:height="0.979cm" svg:x="2.286cm" svg:y="9.599cm" svg:viewBox="0 0 1698 980" draw:points="1698,140 1455,140 970,0 728,0 728,140 970,420 969,560 727,560 242,420 0,420 0,560 243,840 243,980">
              <text:p/>
            </draw:polyline>
            <draw:polyline draw:style-name="gr43" draw:text-style-name="P9" draw:layer="layout" svg:width="1.697cm" svg:height="0.979cm" svg:x="1.922cm" svg:y="9.389cm" svg:viewBox="0 0 1698 980" draw:points="1455,0 1455,140 1698,420 1698,560 1455,560 970,420 728,420 728,560 970,840 970,980 728,980 243,840 0,840">
              <text:p/>
            </draw:polyline>
            <draw:polygon draw:style-name="gr44" draw:text-style-name="P19" draw:layer="layout" svg:width="0.242cm" svg:height="1.609cm" svg:x="3.256cm" svg:y="8.619cm" svg:viewBox="0 0 243 1610" draw:points="122,1610 122,280 0,140 122,0 243,140 122,280">
              <text:p/>
            </draw:polygon>
            <draw:path draw:style-name="gr45" draw:text-style-name="P20" draw:layer="layout" svg:width="0.181cm" svg:height="0.419cm" svg:x="3.62cm" svg:y="8.549cm" svg:viewBox="0 0 182 420" svg:d="M0 0c243 70 243 350 0 420">
              <text:p/>
            </draw:path>
            <draw:path draw:style-name="gr46" draw:text-style-name="P20" draw:layer="layout" svg:width="0.181cm" svg:height="0.419cm" svg:x="2.954cm" svg:y="8.549cm" svg:viewBox="0 0 182 420" svg:d="M182 0c-243 70-243 350 0 420">
              <text:p/>
            </draw:path>
            <draw:path draw:style-name="gr47" draw:text-style-name="P20" draw:layer="layout" svg:width="0.181cm" svg:height="0.699cm" svg:x="2.711cm" svg:y="8.409cm" svg:viewBox="0 0 182 700" svg:d="M182 0c-243 70-243 630 0 700">
              <text:p/>
            </draw:path>
            <draw:path draw:style-name="gr48" draw:text-style-name="P20" draw:layer="layout" svg:width="0.181cm" svg:height="0.699cm" svg:x="3.863cm" svg:y="8.409cm" svg:viewBox="0 0 182 700" svg:d="M0 0c242 70 242 630 0 700">
              <text:p/>
            </draw:path>
            <draw:path draw:style-name="gr49" draw:text-style-name="P20" draw:layer="layout" svg:width="0.181cm" svg:height="0.979cm" svg:x="2.469cm" svg:y="8.269cm" svg:viewBox="0 0 182 980" svg:d="M182 0c-243 70-243 910 0 980">
              <text:p/>
            </draw:path>
            <draw:path draw:style-name="gr50" draw:text-style-name="P20" draw:layer="layout" svg:width="0.177cm" svg:height="0.979cm" svg:x="4.105cm" svg:y="8.269cm" svg:viewBox="0 0 178 980" svg:d="M0 0c243 70 232 894 0 980">
              <text:p/>
            </draw:path>
            <draw:path draw:style-name="gr51" draw:text-style-name="P20" draw:layer="layout" svg:width="0.181cm" svg:height="1.259cm" svg:x="2.226cm" svg:y="8.129cm" svg:viewBox="0 0 182 1260" svg:d="M182 0c-243 70-243 1190 0 1260">
              <text:p/>
            </draw:path>
            <draw:path draw:style-name="gr52" draw:text-style-name="P20" draw:layer="layout" svg:width="0.181cm" svg:height="1.259cm" svg:x="4.348cm" svg:y="8.129cm" svg:viewBox="0 0 182 1260" svg:d="M0 0c242 70 242 1190 0 1260">
              <text:p/>
            </draw:path>
          </draw:g>
        </draw:g>
        <draw:frame draw:style-name="gr21" draw:text-style-name="P3" draw:layer="layout" svg:width="2.032cm" svg:height="2.384cm" svg:x="10.398cm" svg:y="17.666cm">
          <draw:text-box>
            <text:p>WAP</text:p>
          </draw:text-box>
        </draw:frame>
        <draw:frame draw:style-name="gr24" draw:text-style-name="P13" draw:layer="layout" svg:width="1.524cm" svg:height="0.645cm" svg:x="5.064cm" svg:y="11.287cm">
          <draw:text-box>
            <text:p><text:span text:style-name="T1">Dist0</text:span></text:p>
          </draw:text-box>
        </draw:frame>
        <draw:frame draw:style-name="gr25" draw:text-style-name="P13" draw:layer="layout" svg:width="1.905cm" svg:height="1.039cm" svg:x="10.271cm" svg:y="11.264cm">
          <draw:text-box>
            <text:p><text:span text:style-name="T1">Gi1/0/13</text:span></text:p>
          </draw:text-box>
        </draw:frame>
        <draw:frame draw:style-name="gr25" draw:text-style-name="P13" draw:layer="layout" svg:width="1.905cm" svg:height="1.039cm" svg:x="13.446cm" svg:y="12.153cm">
          <draw:text-box>
            <text:p><text:span text:style-name="T1">Gi1/0/14</text:span></text:p>
          </draw:text-box>
        </draw:frame>
        <draw:frame draw:style-name="gr25" draw:text-style-name="P13" draw:layer="layout" svg:width="1.905cm" svg:height="1.039cm" svg:x="17.383cm" svg:y="9.74cm">
          <draw:text-box>
            <text:p><text:span text:style-name="T1">Trunk</text:span></text:p>
          </draw:text-box>
        </draw:frame>
        <draw:custom-shape draw:style-name="gr53" draw:text-style-name="P22" draw:layer="layout" svg:width="5.465cm" svg:height="2.369cm" svg:x="19.669cm" svg:y="3.794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21"><text:span text:style-name="T2">Internet</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4" draw:text-style-name="P13" draw:layer="layout" svg:width="1.524cm" svg:height="0.645cm" svg:x="22.463cm" svg:y="8.356cm">
          <draw:text-box>
            <text:p><text:span text:style-name="T1">F0/1</text:span></text:p>
          </draw:text-box>
        </draw:frame>
        <draw:g>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
            <draw:path draw:style-name="gr54" draw:text-style-name="P4" draw:layer="layout" svg:width="0.432cm" svg:height="0.311cm" svg:x="17.004cm" svg:y="6.936cm" svg:viewBox="0 0 433 312" svg:d="M0 312c109 0 433-104 433-182s-10-130-118-130c0 78-317 78-315 312z">
              <text:p/>
            </draw:path>
            <draw:g>
              <draw:polygon draw:style-name="gr55" draw:text-style-name="P16" draw:layer="layout" svg:width="0.196cm" svg:height="0.259cm" svg:x="16.844cm" svg:y="6.988cm" svg:viewBox="0 0 197 260" draw:points="0,156 39,0 197,104 158,260">
                <text:p/>
              </draw:polygon>
              <draw:polygon draw:style-name="gr56" draw:text-style-name="P15" draw:layer="layout" svg:width="0.434cm" svg:height="0.285cm" svg:x="16.884cm" svg:y="6.806cm" svg:viewBox="0 0 435 286" draw:points="0,182 79,104 197,26 277,0 435,104 356,130 237,208 158,286">
                <text:p/>
              </draw:polygon>
              <draw:path draw:style-name="gr57" draw:text-style-name="P23" draw:layer="layout" svg:width="0.355cm" svg:height="0.337cm" svg:x="17.002cm" svg:y="6.91cm" svg:viewBox="0 0 356 338" svg:d="M356 104c0-156-79-104-159-52-78 52-158 52-197 286 0 0 158-104 356-234z">
                <text:p/>
              </draw:path>
              <draw:path draw:style-name="gr58" draw:text-style-name="P8" draw:layer="layout" svg:width="0.513cm" svg:height="0.441cm" svg:x="16.844cm" svg:y="6.806cm" svg:viewBox="0 0 514 442" svg:d="M316 0c-79 26-79 26-158 78-39 26-119 52-158 260 79 52 79 52 158 104 45-24 277-182 356-234 0-130-79-130-198-208z">
                <text:p/>
              </draw:path>
            </draw:g>
          </draw:g>
          <draw:g>
            <draw:path draw:style-name="gr59" draw:text-style-name="P4" draw:layer="layout" svg:width="0.71cm" svg:height="0.623cm" svg:x="16.647cm" svg:y="5.688cm" svg:viewBox="0 0 711 624" svg:d="M3 624c108 0 708-26 708-260s-206-364-315-364c0 78-433 52-393 624z">
              <text:p/>
            </draw:path>
            <draw:g>
              <draw:polygon draw:style-name="gr60" draw:text-style-name="P16" draw:layer="layout" svg:width="0.394cm" svg:height="0.363cm" svg:x="16.251cm" svg:y="5.948cm" svg:viewBox="0 0 395 364" draw:points="0,104 0,0 395,260 395,364">
                <text:p/>
              </draw:polygon>
              <draw:polygon draw:style-name="gr61" draw:text-style-name="P16" draw:layer="layout" svg:width="0.394cm" svg:height="0.441cm" svg:x="16.568cm" svg:y="5.558cm" svg:viewBox="0 0 395 442" draw:points="0,182 0,0 395,260 395,442">
                <text:p/>
              </draw:polygon>
              <draw:polygon draw:style-name="gr62" draw:text-style-name="P15" draw:layer="layout" svg:width="0.71cm" svg:height="0.467cm" svg:x="16.251cm" svg:y="5.74cm" svg:viewBox="0 0 711 468" draw:points="0,208 316,0 711,260 395,468">
                <text:p/>
              </draw:polygon>
              <draw:line draw:style-name="gr63" draw:text-style-name="P20" draw:layer="layout" svg:x1="16.568cm" svg:y1="5.74cm" svg:x2="16.963cm" svg:y2="6cm">
                <text:p/>
              </draw:line>
              <draw:polygon draw:style-name="gr64" draw:text-style-name="P23" draw:layer="layout" svg:width="0.394cm" svg:height="0.441cm" svg:x="16.647cm" svg:y="5.87cm" svg:viewBox="0 0 395 442" draw:points="0,442 0,338 316,130 316,0 395,52 395,182">
                <text:p/>
              </draw:polygon>
              <draw:polygon draw:style-name="gr65" draw:text-style-name="P16" draw:layer="layout" svg:width="1.264cm" svg:height="1.974cm" svg:x="15.817cm" svg:y="3.973cm" svg:viewBox="0 0 1265 1975" draw:points="0,1144 0,0 1265,832 1265,1975">
                <text:p/>
              </draw:polygon>
              <draw:polygon draw:style-name="gr66" draw:text-style-name="P24" draw:layer="layout" svg:width="1.185cm" svg:height="1.818cm" svg:x="15.856cm" svg:y="4.051cm" svg:viewBox="0 0 1186 1819" draw:points="0,1039 0,0 1186,780 1186,1819">
                <text:p/>
              </draw:polygon>
              <draw:polygon draw:style-name="gr67" draw:text-style-name="P15" draw:layer="layout" svg:width="1.343cm" svg:height="0.882cm" svg:x="15.817cm" svg:y="3.921cm" svg:viewBox="0 0 1344 883" draw:points="1265,883 0,52 79,0 1344,832">
                <text:p/>
              </draw:polygon>
              <draw:polygon draw:style-name="gr68" draw:text-style-name="P23" draw:layer="layout" svg:width="0.078cm" svg:height="1.195cm" svg:x="17.082cm" svg:y="4.753cm" svg:viewBox="0 0 79 1196" draw:points="0,1196 0,52 79,0 79,1144">
                <text:p/>
              </draw:polygon>
              <draw:polygon draw:style-name="gr69" draw:text-style-name="P8" draw:layer="layout" svg:width="1.343cm" svg:height="2.39cm" svg:x="15.817cm" svg:y="3.921cm" svg:viewBox="0 0 1344 2391" draw:points="79,0 1344,832 1344,1975 1265,2027 1225,2001 1225,2131 830,2391 435,2131 435,2027 751,1819 751,1690 0,1196 0,52">
                <text:p/>
              </draw:polygon>
            </draw:g>
          </draw:g>
          <draw:g>
            <draw:path draw:style-name="gr70" draw:text-style-name="P4" draw:layer="layout" svg:width="0.514cm" svg:height="0.311cm" svg:x="16.488cm" svg:y="6.65cm" svg:viewBox="0 0 515 312" svg:d="M3 312c108 0 512-130 512-208s-10-104-119-104c0 78-434 52-393 312z">
              <text:p/>
            </draw:path>
            <draw:g>
              <draw:polygon draw:style-name="gr71" draw:text-style-name="P15" draw:layer="layout" svg:width="1.698cm" svg:height="1.117cm" svg:x="15.224cm" svg:y="5.766cm" svg:viewBox="0 0 1699 1118" draw:points="1265,1118 0,286 435,0 1699,832">
                <text:p/>
              </draw:polygon>
              <draw:polygon draw:style-name="gr72" draw:text-style-name="P25" draw:layer="layout" svg:width="1.145cm" svg:height="0.753cm" svg:x="15.343cm" svg:y="5.844cm" svg:viewBox="0 0 1146 754" draw:points="0,208 316,0 1146,546 830,754">
                <text:p/>
              </draw:polygon>
              <draw:polygon draw:style-name="gr73" draw:text-style-name="P25" draw:layer="layout" svg:width="0.552cm" svg:height="0.363cm" svg:x="16.251cm" svg:y="6.442cm" svg:viewBox="0 0 553 364" draw:points="0,208 316,0 553,156 237,364">
                <text:p/>
              </draw:polygon>
              <draw:polygon draw:style-name="gr74" draw:text-style-name="P23" draw:layer="layout" svg:width="0.434cm" svg:height="0.389cm" svg:x="16.489cm" svg:y="6.598cm" svg:viewBox="0 0 435 390" draw:points="0,390 0,286 435,0 435,104">
                <text:p/>
              </draw:polygon>
              <draw:line draw:style-name="gr75" draw:text-style-name="P20" draw:layer="layout" svg:x1="15.421cm" svg:y1="6cm" svg:x2="16.251cm" svg:y2="6.546cm">
                <text:p/>
              </draw:line>
              <draw:line draw:style-name="gr76" draw:text-style-name="P20" draw:layer="layout" svg:x1="15.501cm" svg:y1="5.948cm" svg:x2="16.331cm" svg:y2="6.494cm">
                <text:p/>
              </draw:line>
              <draw:line draw:style-name="gr77" draw:text-style-name="P20" draw:layer="layout" svg:x1="15.58cm" svg:y1="5.896cm" svg:x2="16.41cm" svg:y2="6.442cm">
                <text:p/>
              </draw:line>
              <draw:line draw:style-name="gr78" draw:text-style-name="P20" draw:layer="layout" svg:x1="16.331cm" svg:y1="6.39cm" svg:x2="16.41cm" svg:y2="6.338cm">
                <text:p/>
              </draw:line>
              <draw:line draw:style-name="gr79" draw:text-style-name="P20" draw:layer="layout" svg:x1="16.251cm" svg:y1="6.338cm" svg:x2="16.33cm" svg:y2="6.286cm">
                <text:p/>
              </draw:line>
              <draw:line draw:style-name="gr80" draw:text-style-name="P20" draw:layer="layout" svg:x1="16.172cm" svg:y1="6.286cm" svg:x2="16.251cm" svg:y2="6.234cm">
                <text:p/>
              </draw:line>
              <draw:line draw:style-name="gr81" draw:text-style-name="P20" draw:layer="layout" svg:x1="16.212cm" svg:y1="6.416cm" svg:x2="16.291cm" svg:y2="6.364cm">
                <text:p/>
              </draw:line>
              <draw:line draw:style-name="gr82" draw:text-style-name="P20" draw:layer="layout" svg:x1="16.133cm" svg:y1="6.364cm" svg:x2="16.212cm" svg:y2="6.312cm">
                <text:p/>
              </draw:line>
              <draw:line draw:style-name="gr83" draw:text-style-name="P20" draw:layer="layout" svg:x1="16.054cm" svg:y1="6.312cm" svg:x2="16.133cm" svg:y2="6.26cm">
                <text:p/>
              </draw:line>
              <draw:line draw:style-name="gr84" draw:text-style-name="P20" draw:layer="layout" svg:x1="16.093cm" svg:y1="6.234cm" svg:x2="16.172cm" svg:y2="6.182cm">
                <text:p/>
              </draw:line>
              <draw:line draw:style-name="gr85" draw:text-style-name="P20" draw:layer="layout" svg:x1="15.975cm" svg:y1="6.26cm" svg:x2="16.054cm" svg:y2="6.208cm">
                <text:p/>
              </draw:line>
              <draw:line draw:style-name="gr86" draw:text-style-name="P20" draw:layer="layout" svg:x1="16.014cm" svg:y1="6.182cm" svg:x2="16.093cm" svg:y2="6.13cm">
                <text:p/>
              </draw:line>
              <draw:line draw:style-name="gr87" draw:text-style-name="P20" draw:layer="layout" svg:x1="15.935cm" svg:y1="6.13cm" svg:x2="16.014cm" svg:y2="6.078cm">
                <text:p/>
              </draw:line>
              <draw:line draw:style-name="gr88" draw:text-style-name="P20" draw:layer="layout" svg:x1="15.856cm" svg:y1="6.078cm" svg:x2="15.935cm" svg:y2="6.026cm">
                <text:p/>
              </draw:line>
              <draw:line draw:style-name="gr89" draw:text-style-name="P20" draw:layer="layout" svg:x1="15.896cm" svg:y1="6.208cm" svg:x2="15.975cm" svg:y2="6.156cm">
                <text:p/>
              </draw:line>
              <draw:line draw:style-name="gr90" draw:text-style-name="P20" draw:layer="layout" svg:x1="15.817cm" svg:y1="6.156cm" svg:x2="15.896cm" svg:y2="6.104cm">
                <text:p/>
              </draw:line>
              <draw:line draw:style-name="gr91" draw:text-style-name="P20" draw:layer="layout" svg:x1="15.738cm" svg:y1="6.104cm" svg:x2="15.817cm" svg:y2="6.052cm">
                <text:p/>
              </draw:line>
              <draw:line draw:style-name="gr92" draw:text-style-name="P20" draw:layer="layout" svg:x1="15.777cm" svg:y1="6.026cm" svg:x2="15.856cm" svg:y2="5.974cm">
                <text:p/>
              </draw:line>
              <draw:line draw:style-name="gr93" draw:text-style-name="P20" draw:layer="layout" svg:x1="15.659cm" svg:y1="6.052cm" svg:x2="15.738cm" svg:y2="6cm">
                <text:p/>
              </draw:line>
              <draw:line draw:style-name="gr94" draw:text-style-name="P20" draw:layer="layout" svg:x1="15.698cm" svg:y1="5.974cm" svg:x2="15.777cm" svg:y2="5.922cm">
                <text:p/>
              </draw:line>
              <draw:line draw:style-name="gr95" draw:text-style-name="P20" draw:layer="layout" svg:x1="15.619cm" svg:y1="5.922cm" svg:x2="15.698cm" svg:y2="5.87cm">
                <text:p/>
              </draw:line>
              <draw:line draw:style-name="gr96" draw:text-style-name="P20" draw:layer="layout" svg:x1="15.58cm" svg:y1="6cm" svg:x2="15.659cm" svg:y2="5.948cm">
                <text:p/>
              </draw:line>
              <draw:line draw:style-name="gr97" draw:text-style-name="P20" draw:layer="layout" svg:x1="16.093cm" svg:y1="6.442cm" svg:x2="16.172cm" svg:y2="6.39cm">
                <text:p/>
              </draw:line>
              <draw:line draw:style-name="gr98" draw:text-style-name="P20" draw:layer="layout" svg:x1="16.014cm" svg:y1="6.39cm" svg:x2="16.093cm" svg:y2="6.338cm">
                <text:p/>
              </draw:line>
              <draw:line draw:style-name="gr99" draw:text-style-name="P20" draw:layer="layout" svg:x1="15.935cm" svg:y1="6.338cm" svg:x2="16.014cm" svg:y2="6.286cm">
                <text:p/>
              </draw:line>
              <draw:line draw:style-name="gr100" draw:text-style-name="P20" draw:layer="layout" svg:x1="15.896cm" svg:y1="6.416cm" svg:x2="15.975cm" svg:y2="6.364cm">
                <text:p/>
              </draw:line>
              <draw:line draw:style-name="gr101" draw:text-style-name="P20" draw:layer="layout" svg:x1="15.817cm" svg:y1="6.364cm" svg:x2="15.896cm" svg:y2="6.312cm">
                <text:p/>
              </draw:line>
              <draw:line draw:style-name="gr102" draw:text-style-name="P20" draw:layer="layout" svg:x1="15.856cm" svg:y1="6.286cm" svg:x2="15.935cm" svg:y2="6.234cm">
                <text:p/>
              </draw:line>
              <draw:line draw:style-name="gr103" draw:text-style-name="P20" draw:layer="layout" svg:x1="15.777cm" svg:y1="6.234cm" svg:x2="15.856cm" svg:y2="6.182cm">
                <text:p/>
              </draw:line>
              <draw:line draw:style-name="gr104" draw:text-style-name="P20" draw:layer="layout" svg:x1="15.698cm" svg:y1="6.182cm" svg:x2="15.777cm" svg:y2="6.13cm">
                <text:p/>
              </draw:line>
              <draw:line draw:style-name="gr105" draw:text-style-name="P20" draw:layer="layout" svg:x1="15.619cm" svg:y1="6.13cm" svg:x2="15.698cm" svg:y2="6.078cm">
                <text:p/>
              </draw:line>
              <draw:line draw:style-name="gr106" draw:text-style-name="P20" draw:layer="layout" svg:x1="15.501cm" svg:y1="6.156cm" svg:x2="15.58cm" svg:y2="6.104cm">
                <text:p/>
              </draw:line>
              <draw:line draw:style-name="gr107" draw:text-style-name="P20" draw:layer="layout" svg:x1="15.54cm" svg:y1="6.078cm" svg:x2="15.619cm" svg:y2="6.026cm">
                <text:p/>
              </draw:line>
              <draw:line draw:style-name="gr108" draw:text-style-name="P20" draw:layer="layout" svg:x1="15.421cm" svg:y1="6.104cm" svg:x2="15.5cm" svg:y2="6.052cm">
                <text:p/>
              </draw:line>
              <draw:line draw:style-name="gr109" draw:text-style-name="P20" draw:layer="layout" svg:x1="16.054cm" svg:y1="6.52cm" svg:x2="16.133cm" svg:y2="6.468cm">
                <text:p/>
              </draw:line>
              <draw:line draw:style-name="gr110" draw:text-style-name="P20" draw:layer="layout" svg:x1="15.975cm" svg:y1="6.468cm" svg:x2="16.054cm" svg:y2="6.416cm">
                <text:p/>
              </draw:line>
              <draw:line draw:style-name="gr111" draw:text-style-name="P20" draw:layer="layout" svg:x1="16.331cm" svg:y1="6.702cm" svg:x2="16.647cm" svg:y2="6.494cm">
                <text:p/>
              </draw:line>
              <draw:line draw:style-name="gr112" draw:text-style-name="P20" draw:layer="layout" svg:x1="16.41cm" svg:y1="6.754cm" svg:x2="16.726cm" svg:y2="6.546cm">
                <text:p/>
              </draw:line>
              <draw:line draw:style-name="gr113" draw:text-style-name="P20" draw:layer="layout" svg:x1="16.489cm" svg:y1="6.494cm" svg:x2="16.726cm" svg:y2="6.65cm">
                <text:p/>
              </draw:line>
              <draw:line draw:style-name="gr114" draw:text-style-name="P20" draw:layer="layout" svg:x1="16.41cm" svg:y1="6.546cm" svg:x2="16.647cm" svg:y2="6.702cm">
                <text:p/>
              </draw:line>
              <draw:line draw:style-name="gr115" draw:text-style-name="P20" draw:layer="layout" svg:x1="16.331cm" svg:y1="6.598cm" svg:x2="16.489cm" svg:y2="6.702cm">
                <text:p/>
              </draw:line>
              <draw:polygon draw:style-name="gr116" draw:text-style-name="P16" draw:layer="layout" svg:width="1.264cm" svg:height="0.934cm" svg:x="15.224cm" svg:y="6.052cm" svg:viewBox="0 0 1265 935" draw:points="0,104 0,0 1265,832 1265,935">
                <text:p/>
              </draw:polygon>
              <draw:polygon draw:style-name="gr117" draw:text-style-name="P8" draw:layer="layout" svg:width="1.698cm" svg:height="1.22cm" svg:x="15.224cm" svg:y="5.766cm" svg:viewBox="0 0 1699 1221" draw:points="435,0 1699,832 1699,935 1265,1221 0,390 0,286">
                <text:p/>
              </draw:polygon>
            </draw:g>
          </draw:g>
        </draw:g>
        <draw:frame draw:style-name="gr22" draw:text-style-name="P3" draw:layer="layout" svg:width="6.477cm" svg:height="0.962cm" svg:x="9.509cm" svg:y="4.483cm">
          <draw:text-box>
            <text:p>Management Statio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Narrow" svg:font-family="'Arial Narrow'" style:font-adornments="Bold Itali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微软雅黑" svg:font-family="微软雅黑" style:font-family-generic="system" style:font-pitch="variable"/>
  </office:font-face-decls>
  <office:styles>
    <draw:gradient draw:name="Light_20_Blue_20_Linear_20_L" draw:display-name="Light Blue Linear L" draw:style="linear" draw:start-color="#93d4f0" draw:end-color="#e9f6fc" draw:start-intensity="100%" draw:end-intensity="100%" draw:angle="900" draw:border="10%"/>
    <draw:gradient draw:name="Light_20_Grey_20_Linear_20_L" draw:display-name="Light Grey Linear L" draw:style="linear" draw:start-color="#b3b3b3" draw:end-color="#e5e5e5" draw:start-intensity="100%" draw:end-intensity="100%" draw:angle="900" draw:border="10%"/>
    <draw:gradient draw:name="Light_20_Grey_20_Linear_20_T" draw:display-name="Light Grey Linear T" draw:style="linear" draw:start-color="#b3b3b3" draw:end-color="#e5e5e5" draw:start-intensity="100%" draw:end-intensity="100%" draw:angle="0" draw:border="10%"/>
    <draw:gradient draw:name="Light_20_Grey_20_Square_20_BR" draw:display-name="Light Grey Square BR" draw:style="square" draw:cx="30%" draw:cy="30%" draw:start-color="#b3b3b3" draw:end-color="#e5e5e5" draw:start-intensity="100%" draw:end-intensity="100%" draw:angle="0" draw:border="0%"/>
    <draw:gradient draw:name="VRT_20_Light_20_Axial_20_H" draw:display-name="VRT Light Axial H" draw:style="axial" draw:start-color="#7fb9dd" draw:end-color="#0073bc" draw:start-intensity="100%" draw:end-intensity="100%" draw:angle="900" draw:border="0%"/>
    <draw:gradient draw:name="VRT_20_Light_20_Linear_20_L" draw:display-name="VRT Light Linear L" draw:style="linear" draw:start-color="#0073bc" draw:end-color="#7fb9dd" draw:start-intensity="100%" draw:end-intensity="100%" draw:angle="900" draw:border="10%"/>
    <draw:gradient draw:name="VRT_20_Light_20_Linear_20_T" draw:display-name="VRT Light Linear T" draw:style="linear" draw:start-color="#0073bc" draw:end-color="#7fb9dd" draw:start-intensity="100%" draw:end-intensity="100%" draw:angle="0" draw:border="10%"/>
    <draw:gradient draw:name="VRT_20_Light_20_Radial" draw:display-name="VRT Light Radial" draw:style="radial" draw:cx="50%" draw:cy="50%" draw:start-color="#0073bc" draw:end-color="#7fb9dd" draw:start-intensity="100%" draw:end-intensity="100%" draw:border="0%"/>
    <draw:gradient draw:name="VRT_20_Light_20_Square_20_BR" draw:display-name="VRT Light Square BR" draw:style="square" draw:cx="30%" draw:cy="30%" draw:start-color="#0073bc" draw:end-color="#7fb9dd" draw:start-intensity="100%" draw:end-intensity="100%" draw:angle="0"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cm" svg:stroke-color="#000000" draw:marker-start-width="0.2cm" draw:marker-start-center="false" draw:marker-end-width="0.2cm" draw:marker-end-center="false" draw:fill="solid" draw:fill-color="#bee3d3" draw:fill-hatch-solid="false"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051cm" svg:stroke-color="#000000" draw:marker-start-width="0.279cm" draw:marker-end-width="0.279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1-12-18T17:08:30.575054256</meta:creation-date>
    <dc:date>2022-01-01T17:38:54.367397782</dc:date>
    <meta:editing-duration>PT4H15M34S</meta:editing-duration>
    <meta:editing-cycles>6</meta:editing-cycles>
    <meta:generator>LibreOffice/6.0.7.3$Linux_X86_64 LibreOffice_project/00m0$Build-3</meta:generator>
    <meta:document-statistic meta:object-count="148"/>
  </office:meta>
</office:document-meta>
</file>